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cm" svg:height="1.521cm" svg:x="9.875cm" svg:y="2.191cm">
          <draw:text-box>
            <text:p><text:span text:style-name="T1">w_o <text:s/>(KxM </text:span><text:span text:style-name="T1">行列</text:span><text:span text:style-name="T1">)</text:span></text:p>
          </draw:text-box>
        </draw:frame>
        <draw:custom-shape draw:style-name="gr2" draw:text-style-name="P3" draw:layer="layout" svg:width="3.8cm" svg:height="3.809cm" svg:x="2.275cm" svg:y="0.691cm">
          <text:p text:style-name="P2"><text:span text:style-name="T2">Vari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175cm" svg:y1="2.591cm" svg:x2="9.875cm" svg:y2="2.591cm">
          <text:p/>
        </draw:line>
        <draw:frame draw:style-name="gr1" draw:text-style-name="P1" draw:layer="layout" svg:width="6.6cm" svg:height="1.521cm" svg:x="9.85cm" svg:y="6.391cm">
          <draw:text-box>
            <text:p><text:span text:style-name="T1">b_o <text:s/>(1xM </text:span><text:span text:style-name="T1">行列</text:span><text:span text:style-name="T1">)</text:span></text:p>
          </draw:text-box>
        </draw:frame>
        <draw:custom-shape draw:style-name="gr2" draw:text-style-name="P3" draw:layer="layout" svg:width="3.8cm" svg:height="3.809cm" svg:x="2.25cm" svg:y="4.891cm">
          <text:p text:style-name="P2"><text:span text:style-name="T2">Vari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15cm" svg:y1="6.791cm" svg:x2="9.85cm" svg:y2="6.7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1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9:00:32.664100974</dc:date>
    <meta:editing-duration>PT33M41S</meta:editing-duration>
    <meta:editing-cycles>28</meta:editing-cycles>
    <meta:generator>LibreOffice/6.4.5.2$Linux_X86_64 LibreOffice_project/40$Build-2</meta:generator>
    <meta:document-statistic meta:object-count="6"/>
  </office:meta>
</office:document-meta>
</file>